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2acd4" officeooo:paragraph-rsid="0000c5ab" style:font-weight-asian="bold" style:font-weight-complex="bold"/>
    </style:style>
    <style:style style:name="P2" style:family="paragraph" style:parent-style-name="Standard">
      <style:text-properties fo:font-weight="bold" officeooo:rsid="0001bd00" officeooo:paragraph-rsid="0001bd00" style:font-weight-asian="bold" style:font-weight-complex="bold"/>
    </style:style>
    <style:style style:name="P3" style:family="paragraph" style:parent-style-name="Standard">
      <style:text-properties fo:color="#f58220" fo:font-weight="bold" officeooo:rsid="0012acd4" officeooo:paragraph-rsid="0000c5ab" style:font-weight-asian="bold" style:font-weight-complex="bold"/>
    </style:style>
    <style:style style:name="P4" style:family="paragraph" style:parent-style-name="Standard">
      <style:text-properties fo:color="#ce181e" fo:font-weight="bold" officeooo:rsid="0001bd00" officeooo:paragraph-rsid="0001bd00" style:font-weight-asian="bold" style:font-weight-complex="bold"/>
    </style:style>
    <style:style style:name="P5" style:family="paragraph" style:parent-style-name="Standard">
      <style:text-properties fo:color="#000000" fo:font-weight="bold" officeooo:rsid="0001bd00" officeooo:paragraph-rsid="0001bd00" style:font-weight-asian="bold" style:font-weight-complex="bold"/>
    </style:style>
    <style:style style:name="P6" style:family="paragraph" style:parent-style-name="Standard">
      <style:text-properties fo:color="#000000" fo:font-weight="bold" officeooo:rsid="00029edf" officeooo:paragraph-rsid="00029edf" style:font-weight-asian="bold" style:font-weight-complex="bold"/>
    </style:style>
    <style:style style:name="P7" style:family="paragraph" style:parent-style-name="Standard">
      <style:text-properties fo:color="#ed1c24" fo:font-weight="bold" officeooo:rsid="0001bd00" officeooo:paragraph-rsid="0001bd00" style:font-weight-asian="bold" style:font-weight-complex="bold"/>
    </style:style>
    <style:style style:name="P8" style:family="paragraph" style:parent-style-name="Standard">
      <style:text-properties fo:color="#ed1c24" fo:font-weight="bold" officeooo:rsid="00029edf" officeooo:paragraph-rsid="00029edf" style:font-weight-asian="bold" style:font-weight-complex="bold"/>
    </style:style>
    <style:style style:name="P9" style:family="paragraph" style:parent-style-name="Standard">
      <style:text-properties fo:color="#72bf44" fo:font-weight="bold" officeooo:rsid="00029edf" officeooo:paragraph-rsid="00029edf" style:font-weight-asian="bold" style:font-weight-complex="bold"/>
    </style:style>
    <style:style style:name="T1" style:family="text">
      <style:text-properties officeooo:rsid="001476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er #2</text:p>
      <text:p text:style-name="P1"/>
      <text:p text:style-name="P1">1) What is the typical energy, spatial and timing distributions of the gamma rays emitting from the target? If this question is too general, maybe you can use the case of the most dominant type of events encountered at R3B, or the most interesting one.</text:p>
      <text:p text:style-name="P1"/>
      <text:p text:style-name="P3">The energy goes up to 10 MeV, however when forward boosted energies up to 20 and more MeV are possible. There is no typical energy, it is experiment dependent(qfs,fission,coulomb excitation). <text:span text:style-name="T1">The forward boost determinates also the spatial distribution in forward direction</text:span></text:p>
      <text:p text:style-name="P1"/>
      <text:p text:style-name="P1"><text:span text:style-name="T1">2) What does the 4μs window correspond to, in term of the experiment? Is it around a beam signal, or a trigger signal?</text:span></text:p>
      <text:p text:style-name="P1"/>
      <text:p text:style-name="P1"/>
      <text:p text:style-name="P1"/>
      <text:p text:style-name="P1">3) The input gamma rays are sampled from a uniform energy distribution between 0.3 MeV and 10 MeV, what is the angular distribution sampled, in particular the polar angle, also uniform?</text:p>
      <text:p text:style-name="P2"/>
      <text:p text:style-name="P4">Both polar as azimuthal angular distributions are uniformly distributed. This is the experimental case for calibration runs with a radioactive source (e.g. 22Na, 60Co).</text:p>
      <text:p text:style-name="P4">TODO: insert plots of the angular distributions</text:p>
      <text:p text:style-name="P2"/>
      <text:p text:style-name="P2"/>
      <text:p text:style-name="P2">4) Does the MC simulation include the detector response and electronics readout effect?</text:p>
      <text:p text:style-name="P2"/>
      <text:p text:style-name="P4">The MC simulation includes the detector response thanks to the Geant4 library which simulates the interaction of the emitted gammas with the detector material CsI(Tl).</text:p>
      <text:p text:style-name="P4">The electronics readout effect/response is not simulated. By smearing out the times of hits belonging to one cluster (true information) with a gaussian of length TODO: what length? I try to roughly include the electronic response with respect to the time (not with respect to the energy).</text:p>
      <text:p text:style-name="P4"/>
      <text:p text:style-name="P4"/>
      <text:p text:style-name="P5">5) Can you show the distributions of 12 inputs for the Edge model training? Is it possible to compare these variables between MC simulation and real data with some kind of calibration runs?</text:p>
      <text:p text:style-name="P5"/>
      <text:p text:style-name="P7">For the MC I only have 8 inputs: E,t,phi,theta,d_E, d_t, d_phi, d_theta </text:p>
      <text:p text:style-name="P7">In principle it is possible to compare with calibrationruns, but there we do not have uniformly distributed energy and there you only have E,t,phi,theta</text:p>
      <text:p text:style-name="P5"/>
      <text:p text:style-name="P5"/>
      <text:p text:style-name="P5">6) Can you compare the output of Edge model output between MC and real data from Calibration runs?</text:p>
      <text:p text:style-name="P5"/>
      <text:p text:style-name="P8">Yes, this should be in principle possible. I should generate MC data for 22Na and compare it with calibration runs (ask Mrunmoy).</text:p>
      <text:p text:style-name="P8"/>
      <text:p text:style-name="P6"/>
      <text:p text:style-name="P6">7) Figure 2: why do you select the case of 3 mono-energetic gammas at 2.1 MeV? If it is to represent a mixture of signal and</text:p>
      <text:p text:style-name="P6"><text:soft-page-break/>background, shouldn't the gamma rays be of different energy?</text:p>
      <text:p text:style-name="P8"/>
      <text:p text:style-name="P8">There are different reasons:</text:p>
      <text:p text:style-name="P8">→ As I worked on 12C(p,2p)11B and the excited state of 11B is 2.1 MeV.</text:p>
      <text:p text:style-name="P8">→ Monoenergetic energies allow better to see by eye the single (or even double) escape peak</text:p>
      <text:p text:style-name="P8">→ make <text:s/>more visible where energies get “lost”</text:p>
      <text:p text:style-name="P6"/>
      <text:p text:style-name="P6">8) Figure 2: can you add the truth distribution: i.e. where the fake rates are 0 and TP=1?</text:p>
      <text:p text:style-name="P6"/>
      <text:p text:style-name="P8">YES, important, to add!</text:p>
      <text:p text:style-name="P8"/>
      <text:p text:style-name="P6">9) Figure 2: It would also be interesting to have the same plot but comparing cluster energy, rather than event energy, between different models. I guess this will show up as peaks centered at 2.1 MeV with different height (efficiency) and width (resolution).</text:p>
      <text:p text:style-name="P6"/>
      <text:p text:style-name="P6"/>
      <text:p text:style-name="P6"/>
      <text:p text:style-name="P6">10) What is the significance of various fake rates and WR with respect to physics measurements of experiment? This study focuses only on the correct association of hits to clusters. Is this the most important requirement of the calorimeter reconstruction? For example, I can imagine in some applications where noise hits are non-negatable missing a few low energy hits may be less important than a precise localization or energy measurement of the cluster. Is there other "Performance Metrics" worth exploring for the CALIFA calorimeter reconstruction?</text:p>
      <text:p text:style-name="P6"/>
      <text:p text:style-name="P6"/>
      <text:p text:style-name="P6"/>
      <text:p text:style-name="P6">11) The numbers in table 1 are measured with the uniform energy distribution between 0.3 MeV and 10 MeV. Is there any energy dependence of these numbers?</text:p>
      <text:p text:style-name="P6"/>
      <text:p text:style-name="P6"/>
      <text:p text:style-name="P6"/>
      <text:p text:style-name="P6">12) Can you discuss in the "outlook" section how this model will be integrated into the R3B data analysis to produce improved measurements, and cite some examples where the improvements will bring significant impact on the science output of R3B?</text:p>
      <text:p text:style-name="P6"/>
      <text:p text:style-name="P6"/>
      <text:p text:style-name="P6">13) Publication details are missing for Reference [5].</text:p>
      <text:p text:style-name="P6"/>
      <text:p text:style-name="P9">Ok, this should now be fine</text:p>
      <text:p text:style-name="P6"/>
      <text:p text:style-name="P6">14) It would be useful to define "A GeV".</text:p>
      <text:p text:style-name="P6"/>
      <text:p text:style-name="P8">Write simply GeV per nucle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7-31T10:02:13.227906747</dc:date>
    <meta:editing-duration>PT8M33S</meta:editing-duration>
    <meta:editing-cycles>2</meta:editing-cycles>
    <meta:generator>LibreOffice/6.0.7.3$Linux_X86_64 LibreOffice_project/00m0$Build-3</meta:generator>
    <meta:document-statistic meta:table-count="0" meta:image-count="0" meta:object-count="0" meta:page-count="2" meta:paragraph-count="31" meta:word-count="690" meta:character-count="4130" meta:non-whitespace-character-count="3469"/>
  </office:meta>
</office:document-meta>
</file>